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style style:name="P15" style:family="paragraph" style:parent-style-name="Text_20_body" style:list-style-name="L9">
      <style:paragraph-properties fo:margin-top="0cm" fo:margin-bottom="0cm" style:contextual-spacing="false"/>
    </style:style>
    <style:style style:name="T1" style:family="text">
      <style:text-properties officeooo:rsid="00161eec"/>
    </style:style>
    <style:style style:name="T2" style:family="text">
      <style:text-properties fo:font-weight="normal"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1. <text:span text:style-name="Strong_20_Emphasis">Quelle est la limite d'utiliser un fichier plat dans l'application ?</text:span></text:h>
      <text:p text:style-name="Text_20_body">Un fichier plat, comme un fichier JSON ou CSV, peut être un moyen simple de stocker des données pour une petite application. Cependant, lorsqu'on utilise un fichier plat pour stocker des informations dans une application de quiz, il existe plusieurs limites et inconvénients :</text:p>
      <text:h text:style-name="Heading_20_5" text:outline-level="5">Limites de l'utilisation d'un fichier plat :</text:h>
      <text:list text:style-name="L1">
        <text:list-item>
          <text:p text:style-name="P1"><text:span text:style-name="Strong_20_Emphasis">Scalabilité</text:span> :</text:p>
          <text:list>
            <text:list-item>
              <text:p text:style-name="P2">À mesure que le nombre d'utilisateurs et de questions augmente, la taille du fichier va croître rapidement, ce qui peut entraîner des problèmes de performances. Par exemple, un fichier JSON avec des milliers de questions et de réponses peut devenir très lourd et difficile à gérer.</text:p>
            </text:list-item>
            <text:list-item>
              <text:p text:style-name="P2">Les opérations de lecture/écriture dans un fichier plat peuvent devenir lentes lorsque le fichier devient trop volumineux.</text:p>
            </text:list-item>
          </text:list>
        </text:list-item>
        <text:list-item>
          <text:p text:style-name="P1"><text:span text:style-name="Strong_20_Emphasis">Gestion des conflits</text:span> :</text:p>
          <text:list>
            <text:list-item>
              <text:p text:style-name="P2">Lorsque plusieurs utilisateurs essaient de modifier le fichier simultanément, des conflits peuvent survenir, car un fichier plat ne gère pas les accès concurrents. Ceci est particulièrement problématique pour des applications avec des utilisateurs multiples.</text:p>
            </text:list-item>
          </text:list>
        </text:list-item>
        <text:list-item>
          <text:p text:style-name="P1"><text:span text:style-name="Strong_20_Emphasis">Manque de relations complexes</text:span> :</text:p>
          <text:list>
            <text:list-item>
              <text:p text:style-name="P2">Si <text:span text:style-name="T1">l’</text:span>application devait évoluer pour gérer des relations complexes entre des données (par exemple, des utilisateurs, des quiz, des scores), un fichier plat ne permet pas de gérer facilement ces relations. Pour des structures de données plus complexes, une base de données relationnelle serait plus appropriée.</text:p>
            </text:list-item>
          </text:list>
        </text:list-item>
      </text:list>
      <text:p text:style-name="Text_20_body"/>
      <text:h text:style-name="Heading_20_4" text:outline-level="4">2. <text:span text:style-name="Strong_20_Emphasis">Quelle serait la prochaine étape pour scaler l'application ?</text:span></text:h>
      <text:p text:style-name="Text_20_body">Pour rendre l'application plus évolutive, <text:span text:style-name="T1">il faudra</text:span> passer à une <text:span text:style-name="Strong_20_Emphasis"><text:span text:style-name="T2">base de données</text:span></text:span> pour stocker les informations.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5T13:53:12.711525966</meta:creation-date>
    <dc:date>2024-11-15T13:57:04.752917757</dc:date>
    <meta:editing-duration>PT3M52S</meta:editing-duration>
    <meta:editing-cycles>3</meta:editing-cycles>
    <meta:generator>LibreOffice/24.2.6.2$Linux_X86_64 LibreOffice_project/420$Build-2</meta:generator>
    <meta:document-statistic meta:table-count="0" meta:image-count="0" meta:object-count="0" meta:page-count="1" meta:paragraph-count="12" meta:word-count="251" meta:character-count="1609" meta:non-whitespace-character-count="1376"/>
  </office:meta>
</office:document-meta>
</file>